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20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tdio.h&gt;<text:line-break/>#include &lt;string.h&gt;<text:line-break/>#include &lt;fcntl.h&gt;<text:line-break/>#include &lt;sys/stat.h&gt;<text:line-break/>#include &lt;sys/types.h&gt;<text:line-break/>#include &lt;unistd.h&gt;<text:line-break/>int main()<text:line-break/>{</text:p>
      <text:p text:style-name="P1"><text:line-break/> <text:s text:c="3"/>int fd;<text:line-break/> <text:s text:c="3"/>char * myfifo = "/tmp/myfifo";<text:line-break/> <text:s text:c="3"/>mkfifo(myfifo, 0666);</text:p>
      <text:p text:style-name="P1"><text:line-break/> <text:s text:c="3"/>char arr1[80], arr2[80];<text:line-break/> <text:s text:c="3"/>while (1)</text:p>
      <text:p text:style-name="P1"><text:line-break/> <text:s text:c="3"/>{</text:p>
      <text:p text:style-name="P1"><text:line-break/> <text:s text:c="7"/>fd = open(myfifo, O_WRONLY);<text:line-break/> <text:s text:c="7"/>fgets(arr2, 80, stdin);</text:p>
      <text:p text:style-name="P1"/>
      <text:p text:style-name="P1"><text:line-break/> <text:s text:c="7"/>write(fd, arr2, strlen(arr2)+1);</text:p>
      <text:p text:style-name="P1"><text:line-break/> <text:s text:c="7"/>close(fd);</text:p>
      <text:p text:style-name="P1"><text:line-break/> <text:s text:c="7"/>fd = open(myfifo, O_RDONLY);<text:line-break/> <text:s text:c="7"/>read(fd, arr1, sizeof(arr1));</text:p>
      <text:p text:style-name="P1"><text:line-break/> <text:s text:c="7"/>printf("User2: %s\n", arr1);</text:p>
      <text:p text:style-name="P1"><text:line-break/> <text:s text:c="7"/>close(fd);</text:p>
      <text:p text:style-name="P1"><text:line-break/> <text:s text:c="7"/><text:line-break/> <text:s text:c="3"/>}</text:p>
      <text:p text:style-name="P1">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4:31:07.557000000</meta:creation-date>
    <dc:date>2022-07-12T14:31:49.046000000</dc:date>
    <meta:editing-duration>PT42S</meta:editing-duration>
    <meta:editing-cycles>1</meta:editing-cycles>
    <meta:document-statistic meta:table-count="0" meta:image-count="0" meta:object-count="0" meta:page-count="1" meta:paragraph-count="12" meta:word-count="54" meta:character-count="535" meta:non-whitespace-character-count="380"/>
    <meta:generator>LibreOffice/7.1.8.1$Windows_X86_64 LibreOffice_project/e1f30c802c3269a1d052614453f260e49458c82c</meta:generator>
  </office:meta>
</office:document-meta>
</file>